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95eaf" officeooo:paragraph-rsid="00195eaf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style="italic" style:text-underline-style="none" fo:font-weight="bold" officeooo:rsid="00195eaf" officeooo:paragraph-rsid="00195ea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95eaf" officeooo:paragraph-rsid="00195ea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2689ec" officeooo:paragraph-rsid="002689ec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font-size="12pt" style:text-underline-style="none" fo:font-weight="normal" officeooo:rsid="00195eaf" officeooo:paragraph-rsid="00195ea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35dba4" officeooo:paragraph-rsid="0035dba4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style="normal" style:text-underline-style="none" fo:font-weight="normal" officeooo:rsid="00195eaf" officeooo:paragraph-rsid="00195eaf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officeooo:rsid="002689ec" officeooo:paragraph-rsid="002689ec"/>
    </style:style>
    <style:style style:name="P9" style:family="paragraph" style:parent-style-name="Standard">
      <style:text-properties officeooo:paragraph-rsid="001b9c3b"/>
    </style:style>
    <style:style style:name="P10" style:family="paragraph" style:parent-style-name="Standard">
      <style:text-properties fo:font-size="15pt" style:text-underline-style="solid" style:text-underline-width="auto" style:text-underline-color="font-color" fo:font-weight="bold" officeooo:rsid="0035dba4" officeooo:paragraph-rsid="0035dba4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style:text-underline-style="solid" style:text-underline-width="auto" style:text-underline-color="font-color" fo:font-weight="bold" officeooo:rsid="0035dba4" officeooo:paragraph-rsid="00517f98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style:text-underline-style="solid" style:text-underline-width="auto" style:text-underline-color="font-color" fo:font-weight="bold" officeooo:rsid="0035dba4" officeooo:paragraph-rsid="00523608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style:text-underline-style="solid" style:text-underline-width="auto" style:text-underline-color="font-color" fo:font-weight="bold" officeooo:rsid="0035dba4" officeooo:paragraph-rsid="00543403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style:text-underline-style="solid" style:text-underline-width="auto" style:text-underline-color="font-color" fo:font-weight="bold" officeooo:rsid="0035dba4" officeooo:paragraph-rsid="00546cc6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style:text-underline-style="solid" style:text-underline-width="auto" style:text-underline-color="font-color" fo:font-weight="bold" officeooo:rsid="00546cc6" officeooo:paragraph-rsid="00546cc6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8pt" style:text-underline-style="solid" style:text-underline-width="auto" style:text-underline-color="font-color" fo:font-weight="bold" officeooo:rsid="0047d39d" officeooo:paragraph-rsid="0047d39d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3pt" style:text-underline-style="none" fo:font-weight="normal" officeooo:rsid="0047d39d" officeooo:paragraph-rsid="0047d39d" style:font-size-asian="11.3500003814697pt" style:font-weight-asian="normal" style:font-size-complex="13pt" style:font-weight-complex="normal"/>
    </style:style>
    <style:style style:name="P18" style:family="paragraph" style:parent-style-name="Standard">
      <style:text-properties fo:font-size="13pt" style:text-underline-style="none" fo:font-weight="normal" officeooo:rsid="00523608" officeooo:paragraph-rsid="00523608" style:font-size-asian="11.3500003814697pt" style:font-weight-asian="normal" style:font-size-complex="13pt" style:font-weight-complex="normal"/>
    </style:style>
    <style:style style:name="P19" style:family="paragraph" style:parent-style-name="Standard">
      <style:text-properties fo:font-size="13pt" style:text-underline-style="none" fo:font-weight="normal" officeooo:rsid="00543403" officeooo:paragraph-rsid="00543403" style:font-size-asian="11.3500003814697pt" style:font-weight-asian="normal" style:font-size-complex="13pt" style:font-weight-complex="normal"/>
    </style:style>
    <style:style style:name="P20" style:family="paragraph" style:parent-style-name="Standard">
      <style:text-properties fo:font-size="13pt" style:text-underline-style="none" fo:font-weight="normal" officeooo:rsid="00546cc6" officeooo:paragraph-rsid="00546cc6" style:font-size-asian="11.3500003814697pt" style:font-weight-asian="normal" style:font-size-complex="13pt" style:font-weight-complex="normal"/>
    </style:style>
    <style:style style:name="P21" style:family="paragraph" style:parent-style-name="Standard">
      <style:text-properties fo:font-size="13pt" style:text-underline-style="none" fo:font-weight="normal" officeooo:rsid="00546cc6" officeooo:paragraph-rsid="00546cc6" style:font-size-asian="11.3500003814697pt" style:font-weight-asian="normal" style:font-size-complex="13pt" style:font-weight-complex="normal"/>
    </style:style>
    <style:style style:name="P22" style:family="paragraph" style:parent-style-name="Standard">
      <style:text-properties fo:font-size="13pt" style:text-underline-style="none" fo:font-weight="normal" officeooo:rsid="00562402" officeooo:paragraph-rsid="00562402" style:font-size-asian="11.3500003814697pt" style:font-weight-asian="normal" style:font-size-complex="13pt" style:font-weight-complex="normal"/>
    </style:style>
    <style:style style:name="T1" style:family="text">
      <style:text-properties officeooo:rsid="001ad01f"/>
    </style:style>
    <style:style style:name="T2" style:family="text">
      <style:text-properties officeooo:rsid="00517f98"/>
    </style:style>
    <style:style style:name="T3" style:family="text">
      <style:text-properties officeooo:rsid="00523608"/>
    </style:style>
    <style:style style:name="T4" style:family="text">
      <style:text-properties officeooo:rsid="00543403"/>
    </style:style>
    <style:style style:name="T5" style:family="text">
      <style:text-properties officeooo:rsid="00546c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gram 1</text:p>
      <text:p text:style-name="P7">import csv</text:p>
      <text:p text:style-name="P7">a=[]</text:p>
      <text:p text:style-name="P7">with open('enjoysport.csv','r') as csvfile:</text:p>
      <text:p text:style-name="P7"><text:s text:c="4"/>for row in csv.reader(csvfile): </text:p>
      <text:p text:style-name="P7"><text:s text:c="8"/>a.append(row)</text:p>
      <text:p text:style-name="P7"><text:s text:c="4"/>print(a)</text:p>
      <text:p text:style-name="P7"/>
      <text:p text:style-name="P7">print("\n The total number of training instances are: ",len(a))</text:p>
      <text:p text:style-name="P7"/>
      <text:p text:style-name="P7">num_attribute = len(a[0])-1</text:p>
      <text:p text:style-name="P7">print("\n the initial hypothesis is:")</text:p>
      <text:p text:style-name="P7">hypothesis = ['0']*num_attribute<text:span text:style-name="T1">ab</text:span></text:p>
      <text:p text:style-name="P7">print(hypothesis)</text:p>
      <text:p text:style-name="P7"/>
      <text:p text:style-name="P7">for i in range(0, len(a)):</text:p>
      <text:p text:style-name="P7"><text:s text:c="4"/>if a[i][num_attribute] == 'yes':</text:p>
      <text:p text:style-name="P7"><text:s text:c="8"/>for j in range(0, num_attribute):</text:p>
      <text:p text:style-name="P7"><text:s text:c="12"/>if hypothesis[j]=='0' or hypothesis[j] ==a[i][j]:</text:p>
      <text:p text:style-name="P7"><text:s text:c="16"/>hypothesis[j] = a[i][j]</text:p>
      <text:p text:style-name="P7"><text:s text:c="12"/>else: </text:p>
      <text:p text:style-name="P7"><text:s text:c="16"/>hypothesis[j]='?'</text:p>
      <text:p text:style-name="P7"><text:s text:c="16"/></text:p>
      <text:p text:style-name="P7"><text:s text:c="8"/>print('\n The hypothesis for the training instance {} is: \n'.format(i+1), hypothesis)</text:p>
      <text:p text:style-name="P7"><text:s text:c="16"/></text:p>
      <text:p text:style-name="P7">print("\n The Maximally specific hypothesis for the training instance is")</text:p>
      <text:p text:style-name="P7">print(hypothesis)</text:p>
      <text:p text:style-name="P2"/>
      <text:p text:style-name="P3">Program 2</text:p>
      <text:p text:style-name="P5">import numpy as np</text:p>
      <text:p text:style-name="P5">import pandas as pd</text:p>
      <text:p text:style-name="P5"/>
      <text:p text:style-name="P5">data = pd.read_csv('enjoysport.csv')</text:p>
      <text:p text:style-name="P5">concepts = np.array(data.iloc[:,0:-1])</text:p>
      <text:p text:style-name="P5">print(concepts)</text:p>
      <text:p text:style-name="P5">target = np.array(data.iloc[:,-1])</text:p>
      <text:p text:style-name="P5">print(target)</text:p>
      <text:p text:style-name="P5">def learn (concepts , target):</text:p>
      <text:p text:style-name="P5"><text:s text:c="4"/></text:p>
      <text:p text:style-name="P5"><text:s text:c="4"/>specific_h = concepts[0].copy()</text:p>
      <text:p text:style-name="P5"><text:s text:c="4"/>print("initilization of specific_h and general_h")</text:p>
      <text:p text:style-name="P5"><text:s text:c="4"/>print(specific_h)</text:p>
      <text:p text:style-name="P5"><text:s text:c="4"/>general_h = [['?' for i in range(len(specific_h))] for i in range(len(specific_h ))]</text:p>
      <text:p text:style-name="P5"><text:s text:c="4"/>print (general_h)</text:p>
      <text:p text:style-name="P5"><text:s text:c="4"/></text:p>
      <text:p text:style-name="P5"><text:s text:c="4"/>for i , h in enumerate(concepts):</text:p>
      <text:p text:style-name="P5"><text:s text:c="8"/>print("for loop starts")</text:p>
      <text:p text:style-name="P5"><text:s text:c="8"/>if target[i] == "yes":</text:p>
      <text:p text:style-name="P5"><text:soft-page-break/><text:s text:c="12"/>print("If instance is positive")</text:p>
      <text:p text:style-name="P5"><text:s text:c="12"/>for x in range (len(specific_h)):</text:p>
      <text:p text:style-name="P5"><text:s text:c="16"/>if h[x]!= specific_h[x]:</text:p>
      <text:p text:style-name="P5"><text:s text:c="20"/>specific_h[x] = '?'</text:p>
      <text:p text:style-name="P5"><text:s text:c="20"/>general_h[x][x] = '?'</text:p>
      <text:p text:style-name="P5"><text:s text:c="20"/></text:p>
      <text:p text:style-name="P5"><text:s text:c="8"/>if target[i] == "no":</text:p>
      <text:p text:style-name="P5"><text:s text:c="12"/>print("If instance is Negative")</text:p>
      <text:p text:style-name="P5"><text:s text:c="12"/>for x in range(len(specific_h)):</text:p>
      <text:p text:style-name="P5"><text:s text:c="16"/>if h[x]!= specific_h[x]:</text:p>
      <text:p text:style-name="P5"><text:s text:c="20"/>general_h[x][x] = specific_h[x]</text:p>
      <text:p text:style-name="P5"><text:s text:c="16"/>else:</text:p>
      <text:p text:style-name="P5"><text:s text:c="20"/>general_h[x][x] = '?'</text:p>
      <text:p text:style-name="P5"><text:s text:c="8"/></text:p>
      <text:p text:style-name="P5"><text:s text:c="8"/>print('steps of candidate Eliminination Algorithm',i+1)</text:p>
      <text:p text:style-name="P5"><text:s text:c="8"/>print(specific_h)</text:p>
      <text:p text:style-name="P5"><text:s text:c="8"/>print(general_h)</text:p>
      <text:p text:style-name="P5"><text:s text:c="8"/>print('\n')</text:p>
      <text:p text:style-name="P5"><text:s text:c="8"/>print('\n')</text:p>
      <text:p text:style-name="P5"><text:s text:c="8"/></text:p>
      <text:p text:style-name="P5"><text:s text:c="4"/>indices = [i for i,val in enumerate(general_h) if val == ['?','?','?','?','?','?']]</text:p>
      <text:p text:style-name="P5"><text:s text:c="4"/>for i in indices:</text:p>
      <text:p text:style-name="P5"><text:s text:c="8"/>general_h.remove(['?','?','?','?','?','?'])</text:p>
      <text:p text:style-name="P5"><text:s text:c="4"/>return specific_h,general_h</text:p>
      <text:p text:style-name="P5"/>
      <text:p text:style-name="P5">s_final , g_final = learn(concepts,target)</text:p>
      <text:p text:style-name="P5"/>
      <text:p text:style-name="P5">print('Final specific_h:', s_final , sep ="\n")</text:p>
      <text:p text:style-name="P5">print('Final general_h:', g_final , sep ="\n")</text:p>
      <text:p text:style-name="P1"/>
      <text:p text:style-name="P1">Program 3</text:p>
      <text:p text:style-name="Standard">import math</text:p>
      <text:p text:style-name="Standard">import csv</text:p>
      <text:p text:style-name="Standard">def load_csv(filename):</text:p>
      <text:p text:style-name="Standard"><text:s text:c="4"/>lines=csv.reader(open(filename,"r"));</text:p>
      <text:p text:style-name="Standard"><text:s text:c="4"/>dataset = list(lines)</text:p>
      <text:p text:style-name="Standard"><text:s text:c="4"/>headers = dataset.pop(0)</text:p>
      <text:p text:style-name="Standard"><text:s text:c="4"/>return dataset,headers</text:p>
      <text:p text:style-name="Standard"/>
      <text:p text:style-name="Standard">class Node:</text:p>
      <text:p text:style-name="Standard"><text:s text:c="4"/>def __init__(self,attribute):</text:p>
      <text:p text:style-name="Standard"><text:s text:c="8"/>self.attribute=attribute</text:p>
      <text:p text:style-name="Standard"><text:s text:c="8"/>self.children=[]</text:p>
      <text:p text:style-name="Standard"><text:s text:c="8"/>self.answer=""</text:p>
      <text:p text:style-name="Standard"><text:s text:c="8"/></text:p>
      <text:p text:style-name="Standard">def subtables(data,col,delete):</text:p>
      <text:p text:style-name="Standard"><text:s text:c="4"/>dic={}</text:p>
      <text:p text:style-name="Standard"><text:s text:c="4"/>coldata=[row[col] for row in data]</text:p>
      <text:p text:style-name="Standard"><text:soft-page-break/><text:s text:c="4"/>attr=list(set(coldata))</text:p>
      <text:p text:style-name="Standard"><text:s text:c="4"/></text:p>
      <text:p text:style-name="Standard"><text:s text:c="4"/>counts=[0]*len(attr)</text:p>
      <text:p text:style-name="Standard"><text:s text:c="4"/>r=len(data)</text:p>
      <text:p text:style-name="Standard"><text:s text:c="4"/>c=len(data[0])</text:p>
      <text:p text:style-name="Standard"><text:s text:c="4"/>for x in range(len(attr)):</text:p>
      <text:p text:style-name="Standard"><text:s text:c="8"/>for y in range(r):</text:p>
      <text:p text:style-name="Standard"><text:s text:c="12"/>if data[y][col]==attr[x]:</text:p>
      <text:p text:style-name="Standard"><text:s text:c="16"/>counts[x]+=1</text:p>
      <text:p text:style-name="Standard"><text:s text:c="16"/></text:p>
      <text:p text:style-name="Standard"><text:s text:c="4"/>for x in range(len(attr)):</text:p>
      <text:p text:style-name="Standard"><text:s text:c="8"/>dic[attr[x]]=[[0 for i in range(c)] for j in range(counts[x])]</text:p>
      <text:p text:style-name="Standard"><text:s text:c="8"/>pos=0</text:p>
      <text:p text:style-name="Standard"><text:s text:c="8"/>for y in range(r):</text:p>
      <text:p text:style-name="Standard"><text:s text:c="12"/>if data[y][col]==attr[x]:</text:p>
      <text:p text:style-name="Standard"><text:s text:c="16"/>if delete:</text:p>
      <text:p text:style-name="Standard"><text:s text:c="20"/>del data[y][col]</text:p>
      <text:p text:style-name="Standard"><text:s text:c="16"/>dic[attr[x]][pos]=data[y]</text:p>
      <text:p text:style-name="Standard"><text:s text:c="16"/>pos+=1</text:p>
      <text:p text:style-name="Standard"><text:s text:c="4"/>return attr,dic</text:p>
      <text:p text:style-name="Standard"><text:s text:c="23"/></text:p>
      <text:p text:style-name="Standard"/>
      <text:p text:style-name="Standard">def entropy(S):</text:p>
      <text:p text:style-name="Standard"><text:s text:c="4"/>attr=list(set(S))</text:p>
      <text:p text:style-name="Standard"><text:s text:c="4"/>if len(attr)==1:</text:p>
      <text:p text:style-name="Standard"><text:s text:c="8"/>return 0</text:p>
      <text:p text:style-name="Standard"><text:s text:c="23"/></text:p>
      <text:p text:style-name="Standard"><text:s text:c="4"/>counts=[0,0]</text:p>
      <text:p text:style-name="Standard"><text:s text:c="4"/>for i in range(2):</text:p>
      <text:p text:style-name="Standard"><text:s text:c="8"/>counts[i]=sum([1 for x in S if attr[i]==x])/(len(S)*1.0)</text:p>
      <text:p text:style-name="Standard"><text:s text:c="23"/></text:p>
      <text:p text:style-name="Standard"><text:s text:c="4"/>sums=0</text:p>
      <text:p text:style-name="Standard"><text:s text:c="4"/>for cnt in counts:</text:p>
      <text:p text:style-name="Standard"><text:s text:c="8"/>sums+=-1*cnt*math.log(cnt,2)</text:p>
      <text:p text:style-name="Standard"><text:s text:c="4"/>return sums</text:p>
      <text:p text:style-name="Standard"><text:s text:c="23"/></text:p>
      <text:p text:style-name="Standard">def compute_gain(data,col):</text:p>
      <text:p text:style-name="Standard"><text:s text:c="4"/>attr,dic = subtables(data,col,delete=False)</text:p>
      <text:p text:style-name="Standard"><text:s text:c="23"/></text:p>
      <text:p text:style-name="Standard"><text:s text:c="4"/>total_size=len(data)</text:p>
      <text:p text:style-name="Standard"><text:s text:c="4"/>entropies=[0]*len(attr)</text:p>
      <text:p text:style-name="Standard"><text:s text:c="4"/>ratio=[0]*len(attr)</text:p>
      <text:p text:style-name="Standard"><text:s text:c="23"/></text:p>
      <text:p text:style-name="Standard"><text:s text:c="4"/>total_entropy=entropy([row[-1] for row in data])</text:p>
      <text:p text:style-name="Standard"><text:s text:c="4"/>for x in range(len(attr)):</text:p>
      <text:p text:style-name="Standard"><text:s text:c="8"/>ratio[x]=len(dic[attr[x]])/(total_size*1.0)</text:p>
      <text:p text:style-name="Standard"><text:s text:c="8"/>entropies[x]=entropy([row[-1] for row in dic[attr[x]]])</text:p>
      <text:p text:style-name="Standard"><text:s text:c="8"/>total_entropy-=ratio[x]*entropies[x]</text:p>
      <text:p text:style-name="Standard"><text:s text:c="4"/>return total_entropy</text:p>
      <text:p text:style-name="Standard"><text:soft-page-break/><text:s text:c="23"/></text:p>
      <text:p text:style-name="Standard">def build_tree(data,features):</text:p>
      <text:p text:style-name="Standard"><text:s text:c="4"/>lastcol=[row[-1] for row in data]</text:p>
      <text:p text:style-name="Standard"><text:s text:c="4"/>if(len(set(lastcol)))==1:</text:p>
      <text:p text:style-name="Standard"><text:s text:c="8"/>node=Node("")</text:p>
      <text:p text:style-name="Standard"><text:s text:c="8"/>node.answer=lastcol[0]</text:p>
      <text:p text:style-name="Standard"><text:s text:c="8"/>return node</text:p>
      <text:p text:style-name="Standard"><text:s text:c="23"/></text:p>
      <text:p text:style-name="Standard"><text:s text:c="4"/>n=len(data[0])-1</text:p>
      <text:p text:style-name="Standard"><text:s text:c="4"/>gains=[0]*n</text:p>
      <text:p text:style-name="Standard"><text:s text:c="4"/>for col in range(n):</text:p>
      <text:p text:style-name="Standard"><text:s text:c="8"/>gains[col]=compute_gain(data,col)</text:p>
      <text:p text:style-name="Standard"><text:s text:c="4"/>split=gains.index(max(gains))</text:p>
      <text:p text:style-name="Standard"><text:s text:c="4"/>node=Node(features[split])</text:p>
      <text:p text:style-name="Standard"><text:s text:c="4"/>fea = features[:split]+features[split+1:]</text:p>
      <text:p text:style-name="Standard"><text:s text:c="23"/></text:p>
      <text:p text:style-name="Standard"><text:s text:c="4"/>attr,dic=subtables(data,split,delete=True)</text:p>
      <text:p text:style-name="Standard"><text:s text:c="23"/></text:p>
      <text:p text:style-name="Standard"><text:s text:c="4"/>for x in range(len(attr)):</text:p>
      <text:p text:style-name="Standard"><text:s text:c="8"/>child=build_tree(dic[attr[x]],fea)</text:p>
      <text:p text:style-name="Standard"><text:s text:c="8"/>node.children.append((attr[x],child))</text:p>
      <text:p text:style-name="Standard"><text:s text:c="4"/>return node</text:p>
      <text:p text:style-name="Standard"><text:s text:c="23"/></text:p>
      <text:p text:style-name="Standard">def print_tree(node,level):</text:p>
      <text:p text:style-name="Standard"><text:s text:c="4"/>if node.answer!="":</text:p>
      <text:p text:style-name="Standard"><text:s text:c="8"/>print(" <text:s/>"*level,node.answer)</text:p>
      <text:p text:style-name="Standard"><text:s text:c="8"/>return</text:p>
      <text:p text:style-name="Standard"><text:s text:c="23"/></text:p>
      <text:p text:style-name="Standard"><text:s text:c="4"/>print(" <text:s/>"*level,node.attribute)</text:p>
      <text:p text:style-name="Standard"><text:s text:c="4"/>for value,n in node.children:</text:p>
      <text:p text:style-name="Standard"><text:s text:c="8"/>print(" "*(level+1),value)</text:p>
      <text:p text:style-name="Standard"><text:s text:c="8"/>print_tree(n,level+2)</text:p>
      <text:p text:style-name="Standard"><text:s text:c="23"/></text:p>
      <text:p text:style-name="Standard">def classify(node,x_test,features):</text:p>
      <text:p text:style-name="Standard"><text:s text:c="4"/>if node.answer!="":</text:p>
      <text:p text:style-name="Standard"><text:s text:c="8"/>print(node.answer)</text:p>
      <text:p text:style-name="Standard"><text:s text:c="8"/>return</text:p>
      <text:p text:style-name="Standard"><text:s text:c="4"/>pos=features.index(node.attribute)</text:p>
      <text:p text:style-name="Standard"><text:s text:c="4"/>for value, n in node.children:</text:p>
      <text:p text:style-name="Standard"><text:s text:c="8"/>if x_test[pos]==value:</text:p>
      <text:p text:style-name="Standard"><text:s text:c="12"/>classify(n,x_test,features)</text:p>
      <text:p text:style-name="Standard"><text:s text:c="23"/></text:p>
      <text:p text:style-name="Standard">dataset,features=load_csv("id3.csv")</text:p>
      <text:p text:style-name="Standard">node1=build_tree(dataset,features)</text:p>
      <text:p text:style-name="Standard"><text:s text:c="23"/></text:p>
      <text:p text:style-name="Standard">print("the decision tree for the dataset using ID3 algorithm is")</text:p>
      <text:p text:style-name="Standard">print_tree(node1,0)</text:p>
      <text:p text:style-name="Standard">testdata,features=load_csv("id3_test.csv")</text:p>
      <text:p text:style-name="Standard">for xtest in testdata:</text:p>
      <text:p text:style-name="Standard"><text:soft-page-break/><text:s text:c="4"/>print("the test instance:",xtest)</text:p>
      <text:p text:style-name="Standard"><text:s text:c="4"/>print("the label for test instance:",end=" ")</text:p>
      <text:p text:style-name="Standard"><text:s text:c="4"/>classify(node1,xtest,features)</text:p>
      <text:p text:style-name="P8"/>
      <text:p text:style-name="P4">Program 4</text:p>
      <text:p text:style-name="Standard"/>
      <text:p text:style-name="Standard">import numpy as np</text:p>
      <text:p text:style-name="Standard">X=np.array(([2,9],[1,5],[3,6]),dtype=float)</text:p>
      <text:p text:style-name="Standard">y=np.array(([92],[86],[89]),dtype=float)</text:p>
      <text:p text:style-name="Standard"/>
      <text:p text:style-name="Standard">X=X/np.amax(X,axis=0)</text:p>
      <text:p text:style-name="Standard">y=y/100</text:p>
      <text:p text:style-name="Standard"/>
      <text:p text:style-name="Standard">def sigmoid(x):</text:p>
      <text:p text:style-name="Standard"><text:s text:c="4"/>return 1/(1+np.exp(-x))</text:p>
      <text:p text:style-name="Standard"/>
      <text:p text:style-name="Standard">def derivatives_sigmoid(x):</text:p>
      <text:p text:style-name="Standard"><text:s text:c="4"/>return x*(1-x)</text:p>
      <text:p text:style-name="Standard"/>
      <text:p text:style-name="Standard"/>
      <text:p text:style-name="Standard">epoch=5000</text:p>
      <text:p text:style-name="Standard">lr=0.1</text:p>
      <text:p text:style-name="Standard"/>
      <text:p text:style-name="Standard">inputlayer_neurons=2</text:p>
      <text:p text:style-name="Standard">hiddenlayer_neurons=3</text:p>
      <text:p text:style-name="Standard">output_neurons=1</text:p>
      <text:p text:style-name="Standard"/>
      <text:p text:style-name="Standard">wh=np.random.uniform(size=(inputlayer_neurons,hiddenlayer_neurons))</text:p>
      <text:p text:style-name="Standard">bh=np.random.uniform(size=(1,hiddenlayer_neurons))</text:p>
      <text:p text:style-name="Standard"/>
      <text:p text:style-name="Standard">wout=np.random.uniform(size=(hiddenlayer_neurons,output_neurons))</text:p>
      <text:p text:style-name="Standard">bout=np.random.uniform(size=(1,output_neurons))</text:p>
      <text:p text:style-name="Standard"/>
      <text:p text:style-name="Standard">for i in range(epoch):</text:p>
      <text:p text:style-name="Standard"><text:s text:c="4"/>hinp1=np.dot(X,wh)</text:p>
      <text:p text:style-name="Standard"><text:s text:c="4"/>hinp=hinp1+bh</text:p>
      <text:p text:style-name="Standard"><text:s text:c="4"/>hlayer_act=sigmoid(hinp)</text:p>
      <text:p text:style-name="Standard"><text:s text:c="4"/></text:p>
      <text:p text:style-name="Standard"><text:s text:c="4"/>outinp1=np.dot(hlayer_act,wout)</text:p>
      <text:p text:style-name="Standard"><text:s text:c="4"/>outinp=outinp1+bout</text:p>
      <text:p text:style-name="Standard"><text:s text:c="4"/>output=sigmoid(outinp)</text:p>
      <text:p text:style-name="Standard"><text:s text:c="4"/></text:p>
      <text:p text:style-name="Standard"><text:s text:c="4"/>EO=y-output</text:p>
      <text:p text:style-name="Standard"><text:s text:c="4"/>outgrad=derivatives_sigmoid(output)</text:p>
      <text:p text:style-name="Standard"><text:s text:c="4"/>d_output=EO*outgrad</text:p>
      <text:p text:style-name="Standard"><text:s text:c="4"/>EH=d_output.dot(wout.T)</text:p>
      <text:p text:style-name="Standard"><text:s text:c="4"/></text:p>
      <text:p text:style-name="Standard"><text:s text:c="4"/>hiddengrad=derivatives_sigmoid(hlayer_act)</text:p>
      <text:p text:style-name="Standard"><text:s text:c="4"/>d_hiddenlayer=EH*hiddengrad</text:p>
      <text:p text:style-name="Standard"><text:soft-page-break/><text:s text:c="4"/></text:p>
      <text:p text:style-name="Standard">wout+=hlayer_act.T.dot(d_output)*lr</text:p>
      <text:p text:style-name="Standard">wh+=X.T.dot(d_hiddenlayer)*lr</text:p>
      <text:p text:style-name="Standard"/>
      <text:p text:style-name="Standard">print("Input:\n"+str(X))</text:p>
      <text:p text:style-name="Standard">print("Actual Output:\n"+str(y))</text:p>
      <text:p text:style-name="Standard">print("Predicted Output:\n",output)</text:p>
      <text:p text:style-name="P9"/>
      <text:p text:style-name="P10">Program 5</text:p>
      <text:p text:style-name="P6">import csv</text:p>
      <text:p text:style-name="P6">import random</text:p>
      <text:p text:style-name="P6">import math</text:p>
      <text:p text:style-name="P6">def loadcsv(filename):</text:p>
      <text:p text:style-name="P6"><text:s text:c="4"/>lines = csv.reader(open(filename, "r"));</text:p>
      <text:p text:style-name="P6"><text:s text:c="4"/>dataset = list(lines)</text:p>
      <text:p text:style-name="P6"><text:s text:c="4"/>for i in range(len(dataset)):</text:p>
      <text:p text:style-name="P6"><text:s text:c="8"/>dataset[i] = [float(x) for x in dataset[i]]</text:p>
      <text:p text:style-name="P6"><text:s text:c="4"/>return dataset</text:p>
      <text:p text:style-name="P6"/>
      <text:p text:style-name="P6">def splitdataset(dataset, splitratio):</text:p>
      <text:p text:style-name="P6"><text:s text:c="4"/>trainsize = int(len(dataset) * splitratio);</text:p>
      <text:p text:style-name="P6"><text:s text:c="4"/>trainset = []</text:p>
      <text:p text:style-name="P6"><text:s text:c="4"/>copy = list(dataset);</text:p>
      <text:p text:style-name="P6"><text:s text:c="4"/>while len(trainset) &lt; trainsize:</text:p>
      <text:p text:style-name="P6"><text:s text:c="8"/>index = random.randrange(len(copy));</text:p>
      <text:p text:style-name="P6"><text:s text:c="8"/>trainset.append(copy.pop(index))</text:p>
      <text:p text:style-name="P6"><text:s text:c="4"/>return [trainset, copy]</text:p>
      <text:p text:style-name="P6"/>
      <text:p text:style-name="P6">def separatebyclass(dataset):</text:p>
      <text:p text:style-name="P6"><text:s text:c="4"/>separated = {} </text:p>
      <text:p text:style-name="P6"><text:s text:c="4"/>for i in range(len(dataset)):</text:p>
      <text:p text:style-name="P6"><text:s text:c="8"/>vector = dataset[i]</text:p>
      <text:p text:style-name="P6"><text:s text:c="8"/>if (vector[-1] not in separated):</text:p>
      <text:p text:style-name="P6"><text:s text:c="12"/>separated[vector[-1]] = []</text:p>
      <text:p text:style-name="P6"><text:s text:c="8"/>separated[vector[-1]].append(vector)</text:p>
      <text:p text:style-name="P6"><text:s text:c="4"/>return separated</text:p>
      <text:p text:style-name="P6"/>
      <text:p text:style-name="P6">def mean(numbers):</text:p>
      <text:p text:style-name="P6"><text:s text:c="4"/>return sum(numbers)/float(len(numbers))</text:p>
      <text:p text:style-name="P6"/>
      <text:p text:style-name="P6">def stdev(numbers):</text:p>
      <text:p text:style-name="P6"><text:s text:c="4"/>avg = mean(numbers)</text:p>
      <text:p text:style-name="P6"><text:s text:c="4"/>variance = sum([pow(x-avg,2) for x in numbers])/float(len(numbers)-1)</text:p>
      <text:p text:style-name="P6"><text:s text:c="4"/>return math.sqrt(variance)</text:p>
      <text:p text:style-name="P6"/>
      <text:p text:style-name="P6">def summarize(dataset): </text:p>
      <text:p text:style-name="P6"><text:s text:c="4"/>summaries= [(mean(attribute),stdev(attribute)) for attribute in zip(*dataset)];</text:p>
      <text:p text:style-name="P6"><text:s text:c="4"/>del summaries[-1] </text:p>
      <text:p text:style-name="P6"><text:soft-page-break/><text:s text:c="4"/>return summaries</text:p>
      <text:p text:style-name="P6"/>
      <text:p text:style-name="P6">def summarizebyclass(dataset):</text:p>
      <text:p text:style-name="P6"><text:s text:c="4"/>separated = separatebyclass(dataset);</text:p>
      <text:p text:style-name="P6"><text:s text:c="4"/>summaries = {}</text:p>
      <text:p text:style-name="P6"><text:s text:c="4"/>for classvalue, instances in separated.items():</text:p>
      <text:p text:style-name="P6"><text:s text:c="8"/>summaries[classvalue] = summarize(instances)</text:p>
      <text:p text:style-name="P6"><text:s text:c="4"/>return summaries</text:p>
      <text:p text:style-name="P6"/>
      <text:p text:style-name="P6">def calculateprobability(x, mean, stdev):</text:p>
      <text:p text:style-name="P6"><text:s text:c="4"/>exponent = math.exp(-(math.pow(x-mean,2)/(2*math.pow(stdev,2))))</text:p>
      <text:p text:style-name="P6"><text:s text:c="4"/>return (1 / (math.sqrt(2*math.pi) * stdev)) * exponent</text:p>
      <text:p text:style-name="P6"/>
      <text:p text:style-name="P6">def calculateclassprobabilities(summaries, inputvector):</text:p>
      <text:p text:style-name="P6"><text:s text:c="4"/>probabilities = {}</text:p>
      <text:p text:style-name="P6"><text:s text:c="4"/>for classvalue, classsummaries in summaries.items():</text:p>
      <text:p text:style-name="P6"><text:s text:c="8"/>probabilities[classvalue] = 1</text:p>
      <text:p text:style-name="P6"><text:s text:c="8"/>for i in range(len(classsummaries)):</text:p>
      <text:p text:style-name="P6"><text:s text:c="12"/>mean, stdev = classsummaries[i] </text:p>
      <text:p text:style-name="P6"><text:s text:c="12"/>x = inputvector[i] </text:p>
      <text:p text:style-name="P6"><text:s text:c="12"/>probabilities[classvalue] *=calculateprobability(x, mean, stdev);</text:p>
      <text:p text:style-name="P6"><text:s text:c="4"/>return probabilities</text:p>
      <text:p text:style-name="P6"/>
      <text:p text:style-name="P6">def predict(summaries, inputvector): </text:p>
      <text:p text:style-name="P6"><text:s text:c="4"/>probabilities = calculateclassprobabilities(summaries,inputvector)</text:p>
      <text:p text:style-name="P6"><text:s text:c="4"/>bestLabel, bestProb = None, -1</text:p>
      <text:p text:style-name="P6"><text:s text:c="4"/>for classvalue, probability in probabilities.items():</text:p>
      <text:p text:style-name="P6"><text:s text:c="8"/>if bestLabel is None or probability &gt; bestProb:</text:p>
      <text:p text:style-name="P6"><text:s text:c="12"/>bestProb = probability</text:p>
      <text:p text:style-name="P6"><text:s text:c="12"/>bestLabel = classvalue</text:p>
      <text:p text:style-name="P6"><text:s text:c="4"/>return bestLabel</text:p>
      <text:p text:style-name="P6"/>
      <text:p text:style-name="P6">def getpredictions(summaries, testset):</text:p>
      <text:p text:style-name="P6"><text:s text:c="4"/>predictions = []</text:p>
      <text:p text:style-name="P6"><text:s text:c="4"/>for i in range(len(testset)):</text:p>
      <text:p text:style-name="P6"><text:s text:c="8"/>result = predict(summaries, testset[i])</text:p>
      <text:p text:style-name="P6"><text:s text:c="8"/>predictions.append(result)</text:p>
      <text:p text:style-name="P6"><text:s text:c="4"/>return predictions</text:p>
      <text:p text:style-name="P6"/>
      <text:p text:style-name="P6">def getaccuracy(testset, predictions):</text:p>
      <text:p text:style-name="P6"><text:s text:c="4"/>correct = 0</text:p>
      <text:p text:style-name="P6"><text:s text:c="4"/>for i in range(len(testset)):</text:p>
      <text:p text:style-name="P6"><text:s text:c="8"/>if testset[i][-1] == predictions[i]:</text:p>
      <text:p text:style-name="P6"><text:s text:c="12"/>correct += 1</text:p>
      <text:p text:style-name="P6"><text:s text:c="4"/>return (correct/float(len(testset))) * 100.0</text:p>
      <text:p text:style-name="P6"/>
      <text:p text:style-name="P6">def main():</text:p>
      <text:p text:style-name="P6"><text:s text:c="4"/>filename = 'naivedata.csv'</text:p>
      <text:p text:style-name="P6"><text:s text:c="4"/>splitratio = 0.67</text:p>
      <text:p text:style-name="P6"><text:soft-page-break/><text:s text:c="4"/>dataset = loadcsv(filename);</text:p>
      <text:p text:style-name="P6"><text:s text:c="4"/>trainingset, testset = splitdataset(dataset, splitratio)</text:p>
      <text:p text:style-name="P6"><text:s text:c="4"/>print('Split {0} rows into train={1} and test={2}rows'.format(len(dataset), len(trainingset), len(testset)))</text:p>
      <text:p text:style-name="P6"><text:s text:c="4"/>summaries = summarizebyclass(trainingset);</text:p>
      <text:p text:style-name="P6"><text:s text:c="4"/>predictions = getpredictions(summaries, testset) </text:p>
      <text:p text:style-name="P6"><text:s text:c="4"/>accuracy = getaccuracy(testset, predictions)</text:p>
      <text:p text:style-name="P6"><text:s text:c="4"/>print('Accuracy of the classifier is :{0}%'.format(accuracy))</text:p>
      <text:p text:style-name="P6"/>
      <text:p text:style-name="P6">main()</text:p>
      <text:p text:style-name="P6"/>
      <text:p text:style-name="P6"/>
      <text:p text:style-name="P16">Altenative</text:p>
      <text:p text:style-name="P16"/>
      <text:p text:style-name="P17">import pandas as pd </text:p>
      <text:p text:style-name="P17">from sklearn.model_selection import train_test_split </text:p>
      <text:p text:style-name="P17">from sklearn.naive_bayes import GaussianNB </text:p>
      <text:p text:style-name="P17">from sklearn import metrics</text:p>
      <text:p text:style-name="P17"/>
      <text:p text:style-name="P17">df=pd.read_csv("pima_indian.csv")</text:p>
      <text:p text:style-name="P17">feature_col_names = ['num_preg', 'glucose_conc', 'diastolic_bp', 'thickness','insulin','bmi','diab_pred','age']</text:p>
      <text:p text:style-name="P17">predicted_class_names=['diabetes'] </text:p>
      <text:p text:style-name="P17"/>
      <text:p text:style-name="P17">X=df[feature_col_names].values</text:p>
      <text:p text:style-name="P17">y=df[predicted_class_names].values</text:p>
      <text:p text:style-name="P17"/>
      <text:p text:style-name="P17">xtrain, xtest, ytrain, ytest=train_test_split(X,y,test_size=0.33)</text:p>
      <text:p text:style-name="P17">print ('\n the total number of Training Data:', ytrain.shape) </text:p>
      <text:p text:style-name="P17">print ('\n the total number of Test Data :',ytest.shape)</text:p>
      <text:p text:style-name="P17"/>
      <text:p text:style-name="P17">clf=GaussianNB().fit(xtrain, ytrain.ravel())</text:p>
      <text:p text:style-name="P17">predicted=clf.predict(xtest) </text:p>
      <text:p text:style-name="P17">predictTestData= clf.predict([[6,148,72,35,0,33.6,0.627,50]])</text:p>
      <text:p text:style-name="P17"/>
      <text:p text:style-name="P17">print("\n Confusion matrix") </text:p>
      <text:p text:style-name="P17">print(metrics.confusion_matrix(ytest, predicted))</text:p>
      <text:p text:style-name="P17">print("\n Accuracy of the classifier is", metrics.accuracy_score(ytest, predicted))</text:p>
      <text:p text:style-name="P17">print('\n The value of Precision', metrics.precision_score(ytest, predicted))</text:p>
      <text:p text:style-name="P17">print("\n The value of Recall", metrics.recall_score(ytest, predicted))</text:p>
      <text:p text:style-name="P17">print("Predicted Value for individual Test Data;", predictTestData)</text:p>
      <text:p text:style-name="P17"/>
      <text:p text:style-name="P17"/>
      <text:p text:style-name="P17"/>
      <text:p text:style-name="P17"/>
      <text:p text:style-name="P11"><text:soft-page-break/>Program <text:span text:style-name="T2">6</text:span></text:p>
      <text:p text:style-name="P17"/>
      <text:p text:style-name="P17">import numpy as np </text:p>
      <text:p text:style-name="P17">import pandas as pd</text:p>
      <text:p text:style-name="P17">import csv</text:p>
      <text:p text:style-name="P17">from pgmpy.estimators import MaximumLikelihoodEstimator</text:p>
      <text:p text:style-name="P17">from pgmpy.models import BayesianModel</text:p>
      <text:p text:style-name="P17">from pgmpy.inference import VariableElimination</text:p>
      <text:p text:style-name="P17"/>
      <text:p text:style-name="P17">heartDisease=pd.read_csv('heart.csv')</text:p>
      <text:p text:style-name="P17">heartDisease = heartDisease.replace('?',np.nan)</text:p>
      <text:p text:style-name="P17"/>
      <text:p text:style-name="P17">print('\n Attributes and datatypes')</text:p>
      <text:p text:style-name="P17">print(heartDisease.dtypes)</text:p>
      <text:p text:style-name="P17"/>
      <text:p text:style-name="P17">model=BayesianModel([('age','heartdisease'),('sex','heartdisease'),('exang','heartdisease'),('cp','heartdisease'),</text:p>
      <text:p text:style-name="P17">('heartdisease','restecg'),('heartdisease','chol')])</text:p>
      <text:p text:style-name="P17">print('\n Learning CPD using Maximum likelihood estimators')</text:p>
      <text:p text:style-name="P17">model.fit(heartDisease,estimator=MaximumLikelihoodEstimator)</text:p>
      <text:p text:style-name="P17"/>
      <text:p text:style-name="P17">print('\n Inferencing with Bayesian Network:')</text:p>
      <text:p text:style-name="P17">HeartDiseasetest_infer = VariableElimination(model)</text:p>
      <text:p text:style-name="P17"/>
      <text:p text:style-name="P17">print('\n 1.Probability of HeartDisease given evidence=restecg :1')</text:p>
      <text:p text:style-name="P17">q1=HeartDiseasetest_infer.query(variables=['heartdisease'],evidence={'restecg':1})</text:p>
      <text:p text:style-name="P17">print(q1)</text:p>
      <text:p text:style-name="P17"/>
      <text:p text:style-name="P17">print('\n 2.Probability of HeartDisease given evidence= cp:2 ')</text:p>
      <text:p text:style-name="P17">q2=HeartDiseasetest_infer.query(variables=['heartdisease'],evidence={'cp':2})</text:p>
      <text:p text:style-name="P17">print(q2)</text:p>
      <text:p text:style-name="P17"/>
      <text:p text:style-name="P12">Program <text:span text:style-name="T3">7</text:span></text:p>
      <text:p text:style-name="P17"/>
      <text:p text:style-name="P18">import matplotlib.pyplot as plt </text:p>
      <text:p text:style-name="P18">from sklearn import datasets </text:p>
      <text:p text:style-name="P18">from sklearn.cluster import KMeans </text:p>
      <text:p text:style-name="P18">import sklearn.metrics as sm </text:p>
      <text:p text:style-name="P18">import pandas as pd </text:p>
      <text:p text:style-name="P18">import numpy as np </text:p>
      <text:p text:style-name="P18">iris = datasets.load_iris() </text:p>
      <text:p text:style-name="P18">X = pd.DataFrame(iris.data) </text:p>
      <text:p text:style-name="P18">X.columns=['Sepal_Length','Sepal_Width','Petal_Length','Petal_Width'] </text:p>
      <text:p text:style-name="P18">y = pd.DataFrame(iris.target) </text:p>
      <text:p text:style-name="P18">y.columns = ['Targets'] </text:p>
      <text:p text:style-name="P18"><text:soft-page-break/>model = KMeans(n_clusters=3) </text:p>
      <text:p text:style-name="P18">model.fit(X) </text:p>
      <text:p text:style-name="P18">plt.figure(figsize=(14,7)) </text:p>
      <text:p text:style-name="P18">colormap = np.array(['red', 'lime', 'black']) </text:p>
      <text:p text:style-name="P18"/>
      <text:p text:style-name="P18">plt.subplot(1, 2, 1) </text:p>
      <text:p text:style-name="P18">plt.scatter(X.Petal_Length, X.Petal_Width, c=colormap[y.Targets], s=40) </text:p>
      <text:p text:style-name="P18">plt.title('Real Classification') </text:p>
      <text:p text:style-name="P18">plt.xlabel('Petal Length') </text:p>
      <text:p text:style-name="P18">plt.ylabel('Petal Width') </text:p>
      <text:p text:style-name="P18"/>
      <text:p text:style-name="P18">plt.subplot(1, 2, 2) </text:p>
      <text:p text:style-name="P18">plt.scatter(X.Petal_Length, X.Petal_Width, c=colormap[model.labels_], </text:p>
      <text:p text:style-name="P18">s=40) </text:p>
      <text:p text:style-name="P18">plt.title('K Mean Classification') </text:p>
      <text:p text:style-name="P18">plt.xlabel('Petal Length') </text:p>
      <text:p text:style-name="P18">plt.ylabel('Petal Width') </text:p>
      <text:p text:style-name="P18">print('The accuracy score of K-Mean: ',sm.accuracy_score(y, </text:p>
      <text:p text:style-name="P18">model.labels_)) </text:p>
      <text:p text:style-name="P18">print('The Confusion matrixof K-Mean: ',sm.confusion_matrix(y, </text:p>
      <text:p text:style-name="P18">model.labels_)) </text:p>
      <text:p text:style-name="P18">from sklearn import preprocessing </text:p>
      <text:p text:style-name="P18">scaler = preprocessing.StandardScaler() </text:p>
      <text:p text:style-name="P18">scaler.fit(X) </text:p>
      <text:p text:style-name="P18">xsa = scaler.transform(X) </text:p>
      <text:p text:style-name="P18">xs = pd.DataFrame(xsa, columns = X.columns) </text:p>
      <text:p text:style-name="P18"/>
      <text:p text:style-name="P18">from sklearn.mixture import GaussianMixture </text:p>
      <text:p text:style-name="P18">gmm = GaussianMixture(n_components=3) </text:p>
      <text:p text:style-name="P18">gmm.fit(xs) </text:p>
      <text:p text:style-name="P18">y_gmm = gmm.predict(xs) </text:p>
      <text:p text:style-name="P18"/>
      <text:p text:style-name="P18">plt.scatter(X.Petal_Length, X.Petal_Width, c=colormap[y_gmm], s=40) </text:p>
      <text:p text:style-name="P18">plt.title('GMM Classification') </text:p>
      <text:p text:style-name="P18">plt.xlabel('Petal Length') </text:p>
      <text:p text:style-name="P18">plt.ylabel('Petal Width') </text:p>
      <text:p text:style-name="P18">print('The accuracy score of EM: ',sm.accuracy_score(y, y_gmm)) </text:p>
      <text:p text:style-name="P18">print('The Confusion matrix of EM: ',sm.confusion_matrix(y, y_gmm))</text:p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3"><text:soft-page-break/>Program <text:span text:style-name="T4">8</text:span></text:p>
      <text:p text:style-name="P19"/>
      <text:p text:style-name="P19">from sklearn.model_selection import train_test_split </text:p>
      <text:p text:style-name="P19">from sklearn.neighbors import KNeighborsClassifier </text:p>
      <text:p text:style-name="P19">from sklearn.metrics import classification_report, confusion_matrix </text:p>
      <text:p text:style-name="P19">from sklearn import datasets </text:p>
      <text:p text:style-name="P19"/>
      <text:p text:style-name="P19">iris=datasets.load_iris() </text:p>
      <text:p text:style-name="P19"/>
      <text:p text:style-name="P19">x = iris.data </text:p>
      <text:p text:style-name="P19">y = iris.target </text:p>
      <text:p text:style-name="P19">print ('sepal-length', 'sepal-width', 'petal-length', 'petal-width') </text:p>
      <text:p text:style-name="P19">print(x) </text:p>
      <text:p text:style-name="P19">print('class: 0-Iris-Setosa, 1- Iris-Versicolour, 2- Iris-Virginica') </text:p>
      <text:p text:style-name="P19">print(y) </text:p>
      <text:p text:style-name="P19"/>
      <text:p text:style-name="P19">x_train, x_test, y_train, y_test =train_test_split(x,y,test_size=0.3) </text:p>
      <text:p text:style-name="P19"/>
      <text:p text:style-name="P19">classifier = KNeighborsClassifier(n_neighbors=5) </text:p>
      <text:p text:style-name="P19">classifier.fit(x_train, y_train) </text:p>
      <text:p text:style-name="P19"/>
      <text:p text:style-name="P19">y_pred=classifier.predict(x_test) </text:p>
      <text:p text:style-name="P19"/>
      <text:p text:style-name="P19">print('Confusion Matrix') </text:p>
      <text:p text:style-name="P19">print(confusion_matrix(y_test,y_pred)) </text:p>
      <text:p text:style-name="P19">print('Accuracy Metrics') </text:p>
      <text:p text:style-name="P19">print(classification_report(y_test,y_pred))</text:p>
      <text:p text:style-name="P19"/>
      <text:p text:style-name="P14">Program <text:span text:style-name="T5">9</text:span></text:p>
      <text:p text:style-name="P15"/>
      <text:p text:style-name="P20">import numpy as np </text:p>
      <text:p text:style-name="P20">from bokeh.plotting import figure, show, output_notebook </text:p>
      <text:p text:style-name="P20">from bokeh.layouts import gridplot </text:p>
      <text:p text:style-name="P20">from bokeh.io import push_notebook </text:p>
      <text:p text:style-name="P20">def local_regression(x0, X, Y, tau): </text:p>
      <text:p text:style-name="P20"><text:s text:c="4"/>x0 = np.r_[1, x0] </text:p>
      <text:p text:style-name="P20"><text:s text:c="4"/>X = np.c_[np.ones(len(X)), X] </text:p>
      <text:p text:style-name="P20"/>
      <text:p text:style-name="P20"><text:s text:c="4"/>xw = X.T * radial_kernel(x0, X, tau) </text:p>
      <text:p text:style-name="P20"><text:s text:c="4"/>beta = np.linalg.pinv(xw @ X) @ xw @ Y </text:p>
      <text:p text:style-name="P20"/>
      <text:p text:style-name="P20"><text:s text:c="4"/>return x0 @ beta </text:p>
      <text:p text:style-name="P20"/>
      <text:p text:style-name="P20">def radial_kernel(x0, X, tau): </text:p>
      <text:p text:style-name="P20"><text:soft-page-break/><text:s text:c="4"/>return np.exp(np.sum((X - x0) ** 2, axis=1) / (-2 * tau *tau)) </text:p>
      <text:p text:style-name="P20"/>
      <text:p text:style-name="P20">n = 1000 </text:p>
      <text:p text:style-name="P20"/>
      <text:p text:style-name="P20">X = np.linspace(-3, 3, num=n) </text:p>
      <text:p text:style-name="P20">print("The Data Set ( 10 Samples) X :\n",X[1:10]) </text:p>
      <text:p text:style-name="P20">Y = np.log(np.abs(X ** 2 - 1) + .5) </text:p>
      <text:p text:style-name="P20">print("The Fitting Curve Data Set (10 Samples) Y:\n",Y[1:10]) </text:p>
      <text:p text:style-name="P20"># jitter X </text:p>
      <text:p text:style-name="P20">X += np.random.normal(scale=.1, size=n) </text:p>
      <text:p text:style-name="P20">print("Normalised (10 Samples) X :\n",X[1:10]) </text:p>
      <text:p text:style-name="P20">domain = np.linspace(-3, 3, num=300) </text:p>
      <text:p text:style-name="P20">print(" Xo Domain Space(10 Samples) :\n",domain[1:10]) </text:p>
      <text:p text:style-name="P20">def plot_lwr(tau): </text:p>
      <text:p text:style-name="P20"/>
      <text:p text:style-name="P20"><text:s text:c="4"/>prediction = [local_regression(x0, X, Y, tau) for x0 in domain] </text:p>
      <text:p text:style-name="P20"><text:s text:c="4"/>plot = figure(plot_width=400, plot_height=400) </text:p>
      <text:p text:style-name="P20"><text:s text:c="4"/>plot.title.text='tau=%g' % tau </text:p>
      <text:p text:style-name="P20"><text:s text:c="4"/>plot.scatter(X, Y, alpha=.3) </text:p>
      <text:p text:style-name="P20"><text:s text:c="4"/>plot.line(domain, prediction, line_width=2, color='red') </text:p>
      <text:p text:style-name="P20"><text:s text:c="4"/>return plot </text:p>
      <text:p text:style-name="P20">show(gridplot([ </text:p>
      <text:p text:style-name="P20"><text:s text:c="3"/>[plot_lwr(10.), plot_lwr(1.)], </text:p>
      <text:p text:style-name="P20"><text:s text:c="3"/>[plot_lwr(0.1), plot_lwr(0.01)]])) </text:p>
      <text:p text:style-name="P20"/>
      <text:p text:style-name="P20"/>
      <text:p text:style-name="P22">import numpy as np</text:p>
      <text:p text:style-name="P22">import matplotlib.pyplot as plt</text:p>
      <text:p text:style-name="P22">from sklearn import datasets</text:p>
      <text:p text:style-name="P22">from sklearn.model_selection import train_test_split</text:p>
      <text:p text:style-name="P22">from sklearn.svm import SVC</text:p>
      <text:p text:style-name="P22">from sklearn.metrics import accuracy_score</text:p>
      <text:p text:style-name="P22"></text:p>
      <text:p text:style-name="P22">iris = datasets.load_iris()</text:p>
      <text:p text:style-name="P22"></text:p>
      <text:p text:style-name="P22">X = iris.data</text:p>
      <text:p text:style-name="P22">y = iris.target</text:p>
      <text:p text:style-name="P22"></text:p>
      <text:p text:style-name="P22">X_train, X_test, y_train, y_test = train_test_split(X, y, test_size=0.3,</text:p>
      <text:p text:style-name="P22">random_state=50)</text:p>
      <text:p text:style-name="P22"></text:p>
      <text:p text:style-name="P22">svm_classifier = SVC(kernel='linear')</text:p>
      <text:p text:style-name="P22"></text:p>
      <text:p text:style-name="P22">svm_classifier.fit(X_train, y_train)</text:p>
      <text:p text:style-name="P22"></text:p>
      <text:p text:style-name="P22"><text:soft-page-break/>y_pred = svm_classifier.predict(X_test)</text:p>
      <text:p text:style-name="P22"></text:p>
      <text:p text:style-name="P22">accuracy = accuracy_score(y_test, y_pred)</text:p>
      <text:p text:style-name="P22"></text:p>
      <text:p text:style-name="P22">print("accuracy",accuracy)</text:p>
      <text:p text:style-name="P22"/>
      <text:p text:style-name="P22"/>
      <text:p text:style-name="P22">from sklearn.metrics import classification_report, confusion_matrix</text:p>
      <text:p text:style-name="P22">print('Confusion matrix:\n ',confusion_matrix(y_test,y_pred))</text:p>
      <text:p text:style-name="P22">print('Classification Report:\n ',classification_report(y_test, y_pred))</text:p>
      <text:p text:style-name="P22">print("Accuracy:", accuracy)</text:p>
      <text:p text:style-name="P22"></text:p>
      <text:p text:style-name="P22">def plot_decision_boundary(X, y, classifier):</text:p>
      <text:p text:style-name="P22"><text:s text:c="4"/>h = 0.02 </text:p>
      <text:p text:style-name="P22"><text:s text:c="4"/>x_min, x_max = X[:, 0].min() - 1, X[:, 0].max() + 1</text:p>
      <text:p text:style-name="P22"><text:s text:c="4"/>y_min, y_max = X[:, 1].min() - 1, X[:, 1].max() + 1</text:p>
      <text:p text:style-name="P22"><text:s text:c="4"/>xx, yy = np.meshgrid(np.arange(x_min, x_max, h),</text:p>
      <text:p text:style-name="P22"><text:s text:c="4"/>np.arange(y_min, y_max, h))</text:p>
      <text:p text:style-name="P22"><text:s text:c="4"/>Z = classifier.predict(np.c_[xx.ravel(), yy.ravel()])</text:p>
      <text:p text:style-name="P22"><text:s text:c="4"/>Z = Z.reshape(xx.shape)</text:p>
      <text:p text:style-name="P22"><text:s text:c="4"/>plt.contourf(xx, yy, Z, alpha=0.8)</text:p>
      <text:p text:style-name="P22"><text:s text:c="4"/>plt.scatter(X[:, 0], X[:, 1], c=y, cmap=plt.cm.coolwarm)</text:p>
      <text:p text:style-name="P22"><text:s text:c="4"/>plt.xlabel('Sepal length')</text:p>
      <text:p text:style-name="P22"><text:s text:c="4"/>plt.ylabel('Sepal width') </text:p>
      <text:p text:style-name="P22"><text:s text:c="4"/>plt.xlim(xx.min(), xx.max())</text:p>
      <text:p text:style-name="P22"><text:s text:c="4"/>plt.ylim(yy.min(), yy.max())</text:p>
      <text:p text:style-name="P22"><text:s text:c="4"/>plt.title('SVM Decision Boundary')</text:p>
      <text:p text:style-name="P22"><text:s text:c="4"/>plt.show()</text:p>
      <text:p text:style-name="P22"></text:p>
      <text:p text:style-name="P22">X_subset = X_train[:, :2]</text:p>
      <text:p text:style-name="P22">svm_classifier.fit(X_subset, y_train)</text:p>
      <text:p text:style-name="P22">plot_decision_boundary(X_subset, y_train, svm_classifier)</text:p>
      <text:p text:style-name="P20"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18T14:28:15.246909189</meta:creation-date>
    <dc:date>2024-07-02T15:07:05.166743655</dc:date>
    <meta:editing-duration>PT1H24M</meta:editing-duration>
    <meta:editing-cycles>8</meta:editing-cycles>
    <meta:generator>LibreOffice/4.2.8.2$Linux_x86 LibreOffice_project/420m0$Build-2</meta:generator>
    <meta:document-statistic meta:table-count="0" meta:image-count="0" meta:object-count="0" meta:page-count="13" meta:paragraph-count="507" meta:word-count="1441" meta:character-count="16916" meta:non-whitespace-character-count="13867"/>
  </office:meta>
</office:document-meta>
</file>